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39cm" table:align="left"/>
    </style:style>
    <style:style style:name="Tabla1.A" style:family="table-column">
      <style:table-column-properties style:column-width="6.77cm"/>
    </style:style>
    <style:style style:name="Tabla1.B" style:family="table-column">
      <style:table-column-properties style:column-width="9.269cm"/>
    </style:style>
    <style:style style:name="Tabla1.A1" style:family="table-cell">
      <style:table-cell-properties style:vertical-align="middle" fo:padding="0.049cm" fo:border="none"/>
    </style:style>
    <style:style style:name="Tabla2" style:family="table">
      <style:table-properties style:width="10.765cm" table:align="left"/>
    </style:style>
    <style:style style:name="Tabla2.A" style:family="table-column">
      <style:table-column-properties style:column-width="1.519cm"/>
    </style:style>
    <style:style style:name="Tabla2.B" style:family="table-column">
      <style:table-column-properties style:column-width="2.782cm"/>
    </style:style>
    <style:style style:name="Tabla2.C" style:family="table-column">
      <style:table-column-properties style:column-width="2.034cm"/>
    </style:style>
    <style:style style:name="Tabla2.D" style:family="table-column">
      <style:table-column-properties style:column-width="2.531cm"/>
    </style:style>
    <style:style style:name="Tabla2.E" style:family="table-column">
      <style:table-column-properties style:column-width="1.9cm"/>
    </style:style>
    <style:style style:name="Tabla2.A1" style:family="table-cell">
      <style:table-cell-properties style:vertical-align="middle" fo:padding="0.049cm" fo:border="none"/>
    </style:style>
    <style:style style:name="P1" style:family="paragraph" style:parent-style-name="Standard">
      <style:text-properties officeooo:rsid="0012ed1b" officeooo:paragraph-rsid="0012ed1b"/>
    </style:style>
    <style:style style:name="P2" style:family="paragraph" style:parent-style-name="Standard">
      <style:text-properties officeooo:rsid="00145d81" officeooo:paragraph-rsid="00145d81"/>
    </style:style>
    <style:style style:name="P3" style:family="paragraph" style:parent-style-name="Standard">
      <style:text-properties officeooo:rsid="0015e41d" officeooo:paragraph-rsid="0015e41d"/>
    </style:style>
    <style:style style:name="P4" style:family="paragraph" style:parent-style-name="Standard">
      <style:text-properties officeooo:rsid="0016f44c" officeooo:paragraph-rsid="0016f44c"/>
    </style:style>
    <style:style style:name="P5" style:family="paragraph" style:parent-style-name="Text_20_body" style:list-style-name="L1"/>
    <style:style style:name="P6" style:family="paragraph" style:parent-style-name="Text_20_body">
      <style:text-properties officeooo:rsid="0012ed1b" officeooo:paragraph-rsid="0012ed1b"/>
    </style:style>
    <style:style style:name="P7" style:family="paragraph" style:parent-style-name="Text_20_body" style:list-style-name="L2"/>
    <style:style style:name="P8" style:family="paragraph" style:parent-style-name="Text_20_body">
      <style:text-properties officeooo:rsid="00145d81" officeooo:paragraph-rsid="00145d81"/>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T1"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ara la tarea final, en los grupos que se trabajó anteriormente, la investigación debe incluir un archivo comprimido donde incluya el documento, como el codigo fuente de los ejemplos:</text:p>
      <text:section text:style-name="Sect1" text:name="intro">
        <text:p text:style-name="Text_20_body">El Documento tipo pdf u odt, donde describa:</text:p>
        <text:p text:style-name="Text_20_body">-  La o las librerias  a utilizar y/o software adicional<text:line-break/> incluya :breve descripcion(historia, para que sirve, desarrollo, versiones etc) <text:line-break/> conceptos, proceso de instalacion , utilidad, etc<text:line-break/>- Ejemplos prácticos con código fuente.</text:p>
        <text:p text:style-name="Text_20_body">-Presentaciones si las hubiere en pdf u odp.<text:line-break/><text:line-break/>-Para la defensa:<text:line-break/> Máximo 30 minutos por grupo, <text:line-break/> Los exponentes que cada grupo decida<text:line-break/> (pero las preguntas puede ir dirigida a cualquier miembro del grupo)<text:line-break/><text:line-break/>Notas adicionales: <text:line-break/>* Es relevante que por respeto y cortesía escuche cada una de las presentaciones.<text:line-break/>* minimo 3 grupos el primer dia<text:line-break/>* el segundo dia hasta terminar todos los grupos.</text:p>
      </text:section>
      <text:p text:style-name="Standard"/>
      <text:p text:style-name="P1">Historia</text:p>
      <text:p text:style-name="P1"/>
      <text:p text:style-name="P6"><text:bookmark text:name="historia"/>El <text:span text:style-name="T1">proyecto PostgreSQL</text:span> tal y como lo conocemos hoy en dia empezó en 1996, aunque las bases y el trabajo en la que se asienta tienen sus comienzos en la decada de los 70. A continuación teneis una corta descripción de la historia de PostgreSQL.</text:p>
      <text:h text:style-name="Heading_20_4" text:outline-level="4">Ingres 1977-1985 - <text:span text:style-name="T1">"El comienzo"</text:span></text:h>
      <text:p text:style-name="Text_20_body">La década de los 70 fue una década de desarrollos y pruebas de nuevos conceptos en el nuevo mundo de los gestores de bases de datos. </text:p>
      <text:p text:style-name="Text_20_body">IBM habia estado trabajando desde 1973 con los primeros conceptos, ideas y teorias sobre bases de datos relacionales. Su proyecto "System R" fue entre otras cosas la primera implementación del lenguaje SQL (Structured Query Language). Este proyecto, sus decisiones de diseño y muchos de los algoritmos usados, influenciaron muchos de los sistemas de bases de datos relacionales que aparecieron posteriormente.</text:p>
      <text:p text:style-name="Text_20_body">Por aquel entonces un profesor de la Universidad de Berkeley, Michael Stonebraker, leyo unos artículos publicados por IBM sobre "System R" que le hicieron interesarse en el tema. Utilizando el dinero de otro proyecto que ya tenia asignado, Ingres (INteractive Graphics REtrieval System), Stonebraker empezo a desarrollar sus ideas sobre bases de datos relacionales. Durante estos años Ingres mantuvo su código fuente abierto y permanecio en gran medida similar en conceptos a "System R". </text:p>
      <text:p text:style-name="Text_20_body"><text:soft-page-break/>A principio de los 80, Ingres estuvo compitiendo con Oracle por el liderazgo en el mundo de bases de datos relacionales y su código e implementación evolucionaron y fueron el origen de otras bases de datos relacionales, entre ellas podemos citar a Informix, NonStop SQL y Sybase (Microsoft SQL Server fue una versión licenciada de Sybase hasta su version 6.0). </text:p>
      <text:p text:style-name="Text_20_body">Michael Stonebraker dejo la Universidad de Berkeley en 1982 para comercializar Ingres pero volvio a la misma en 1985 con nuevas ideas.</text:p>
      <text:h text:style-name="Heading_20_4" text:outline-level="4">Postgres 1986-1994 - <text:span text:style-name="T1">Despues (post) de ingres</text:span></text:h>
      <text:p text:style-name="Text_20_body">Despues de su vuelta a Berkeley en 1985, Michael Stonebraker lideró un nuevo proyecto llamado <text:span text:style-name="T1">Postgres</text:span> (despues de Ingres) patrocinado por la <text:span text:style-name="T1">Defense Advanced Research Projects Agency (DARPA)</text:span>, la <text:span text:style-name="T1">Army Research Office (ARO)</text:span>, la <text:span text:style-name="T1">National Science Foundation (NSF)</text:span>, y <text:span text:style-name="T1">ESL, Inc</text:span>. Con este proyecto y basandose en la experiencia obtenida con Ingres, Stonebraker tenia como meta mejorar lo que habian conseguido y aprendido en el desarrollo de Ingres. Y aunque se baso en muchas ideas de Ingres, no se baso en el código fuente del mismo. </text:p>
      <text:p text:style-name="Text_20_body">Los objetivos iniciales de este proyecto fueron:</text:p>
      <text:list xml:id="list3243839678434341732" text:style-name="L1">
        <text:list-item>
          <text:p text:style-name="P11">Proporcionar un mejor soporte para objetos complejos </text:p>
        </text:list-item>
        <text:list-item>
          <text:p text:style-name="P11">Proporcionar a los usuarios la posibilidad de extender los tipos de datos, operadores y métodos de acceso. </text:p>
        </text:list-item>
        <text:list-item>
          <text:p text:style-name="P11">Proporcionar los mecanismos necesarios para crear bases de datos activas (triggers, etc) </text:p>
        </text:list-item>
        <text:list-item>
          <text:p text:style-name="P11">Simplificar el código encargado de la recuperación del sistema despues de una caída del mismo </text:p>
        </text:list-item>
        <text:list-item>
          <text:p text:style-name="P11">Hacer cambios mínimos (preferiblemente ninguno) en el modelo relacional. </text:p>
        </text:list-item>
        <text:list-item>
          <text:p text:style-name="P5">Mejorar el lenguaje de consulta QUEL heredado de Ingres (POSTQUEL). </text:p>
        </text:list-item>
      </text:list>
      <text:p text:style-name="P1"/>
      <text:p text:style-name="P6">La última versión de Postgres en este projecto fue la versión 4.2.</text:p>
      <text:h text:style-name="Heading_20_4" text:outline-level="4">Postgres95 1994-1995 - <text:span text:style-name="T1">Nueva vida en el mundo opensource</text:span></text:h>
      <text:p text:style-name="Text_20_body">En 1994, dos estudiantes de Berkeley, Andrew Yu y Jolly Chen, empezaron a trabajar con el código de Postgres (versión 4.2) y llamaron al proyecto Postgres95. Hicieron una limpieza general del código, arreglaron errores en el mismo, e implementaron otras mejoras, entre las que destacan:</text:p>
      <text:list xml:id="list2799441992853492304" text:style-name="L2">
        <text:list-item>
          <text:p text:style-name="P12">Sustitución de POSTQUEL por un interprete del lenguaje SQL </text:p>
        </text:list-item>
        <text:list-item>
          <text:p text:style-name="P12">Reimplementación de las funciones agregadas </text:p>
        </text:list-item>
        <text:list-item>
          <text:p text:style-name="P12">psql fue creado para ejecutar consultas SQL </text:p>
        </text:list-item>
        <text:list-item>
          <text:p text:style-name="P12">El interface de objetos grandes (large-object) fue revisado </text:p>
        </text:list-item>
        <text:list-item>
          <text:p text:style-name="P12">Un pequeño tutorial sobre Postgres fue creado </text:p>
        </text:list-item>
        <text:list-item>
          <text:p text:style-name="P7">Postgres se pudo empezar a compilar con GNU make y GCC sin parchear </text:p>
        </text:list-item>
      </text:list>
      <text:p text:style-name="Text_20_body">La versión 1.0 de Postgre95 vio la luz en 1995, el código era 100% ANSI C, un 25% más corto en relación con la versión 4.2 y un 30-50% más rápido. El código fue publicado en la web y liberado bajo <text:soft-page-break/>una licencia BSD, y más y más personas empezaron a utilizar y a colaborar en el proyecto. </text:p>
      <text:h text:style-name="Heading_20_4" text:outline-level="4">PostgreSQL 1996-actualidad - <text:span text:style-name="T1">Proyecto PostgreSQL</text:span></text:h>
      <text:p text:style-name="Text_20_body">En 1996, Andrew Yu y Jolly Chen ya no tenian tanto tiempo para dirigir y desarrollar Postgres95. Algunos de los usuarios habituales de las listas de correo del proyecto decidieron hacerse cargo del mismo y crearon el llamado <text:span text:style-name="T1">"PostgreSQL Global Development Team"</text:span>. </text:p>
      <text:p text:style-name="Text_20_body">En un principio este equipo de desarrolladores al cargo de la organización del proyecto estuvo formado por Marc Fournier en Ontario, Canada, Thomas Lockhart en Pasadena, California, Vadim Mikheev en Krasnoyarsk, Rusia y Bruce Momjian in Philadelphia, Pennsylvania. El nombre fue cambiado de Postgres95 a PostgreSQL y lanzaron la versión 6.0 en enero de 1997.</text:p>
      <text:p text:style-name="Text_20_body">Hoy en dia el grupo central (core team) de desarrolladores está formado por 6 personas, existen 38 desarrolladores principales y más 21 desarrolladores habituales. En total alrededor de 65 personas activas, contribuyendo con el desarrollo de PostgreSQL. </text:p>
      <text:p text:style-name="Text_20_body">Existe tambien una gran comunidad de usuarios, programadores y administradores que colaboran actívamente en numerosos aspectos y actividades relacionadas con el proyecto. Informes y soluciones de problemas, tests, comprobación del funcionamiento, aportaciones de nuevas ideas, discusiones sobre características y problemas, documentación y fomento de PostgreSQL son solo algunas de las actividades que la comunidad de usuarios realiza.</text:p>
      <text:p text:style-name="Text_20_body">No tenemos que olvidar tampoco que existen muchas empresas que tambien colaboran con dinero y/ó con tiempo/personas en mejorar PostgreSQL. Muchos desarrolladores y nuevas características están muchas veces patrocinadas por empresas privadas.</text:p>
      <text:p text:style-name="Text_20_body">En los últimos años los trabajos de desarrollo se han concentrado mucho en la velocidad de proceso y en características demandadas en el mundo empresarial. En este gráfico podeis ver cuando las diferentes versiones de PostgreSQL han visto la luz y las principales caracteristicas en las que se ha centrado el desarrollo.</text:p>
      <text:p text:style-name="P1"/>
      <text:p text:style-name="P1"/>
      <text:p text:style-name="P2">Para que sirve</text:p>
      <text:p text:style-name="P2"/>
      <text:p text:style-name="P2"/>
      <text:p text:style-name="P8">PostgreSQL es un sistema de gestión de bases de datos objeto-relacional, distribuido bajo licencia BSD y con su código fuente disponible libremente. Es el sistema de gestión de bases de datos de código abierto más potente del mercado y en sus últimas versiones no tiene nada que envidiarle a otras bases de datos comerciales.</text:p>
      <text:p text:style-name="Text_20_body">PostgreSQL utiliza un modelo cliente/servidor y usa <text:span text:style-name="T1">multiprocesos</text:span> en vez de <text:span text:style-name="T1">multihilos</text:span> para garantizar la estabilidad del sistema. Un fallo en uno de los procesos no afectará el resto y el sistema continuará funcionando. </text:p>
      <text:p text:style-name="P2"/>
      <text:p text:style-name="P2"><text:soft-page-break/>Desarrollo y características</text:p>
      <text:p text:style-name="P2"/>
      <text:p text:style-name="P8">La última serie de producción es la 9.3. Sus características técnicas la hacen una de las bases de datos más potentes y robustas del mercado. Su desarrollo comenzo hace más de 16 años, y durante este tiempo, <text:span text:style-name="T1">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text:p>
      <text:p text:style-name="Text_20_body">A continuación teneis algunas de las características más importantes y soportadas por PostgreSQL:</text:p>
      <text:h text:style-name="Heading_20_4" text:outline-level="4">Generales</text:h>
      <text:list xml:id="list1515548425401564701" text:style-name="L3">
        <text:list-item>
          <text:p text:style-name="P13">Es una base de datos 100% <text:a xlink:type="simple" xlink:href="http://es.wikipedia.org/wiki/ACID" text:style-name="Internet_20_link" text:visited-style-name="Visited_20_Internet_20_Link">ACID</text:a> </text:p>
        </text:list-item>
        <text:list-item>
          <text:p text:style-name="P13">Integridad referencial </text:p>
        </text:list-item>
        <text:list-item>
          <text:p text:style-name="P13">Tablespaces </text:p>
        </text:list-item>
        <text:list-item>
          <text:p text:style-name="P13">Nested transactions (savepoints) </text:p>
        </text:list-item>
        <text:list-item>
          <text:p text:style-name="P13">Replicación asincrónica/sincrónica / Streaming replication - Hot Standby </text:p>
        </text:list-item>
        <text:list-item>
          <text:p text:style-name="P13">Two-phase commit </text:p>
        </text:list-item>
        <text:list-item>
          <text:p text:style-name="P13">PITR - point in time recovery </text:p>
        </text:list-item>
        <text:list-item>
          <text:p text:style-name="P13">Copias de seguridad en caliente (Online/hot backups) </text:p>
        </text:list-item>
        <text:list-item>
          <text:p text:style-name="P13">Unicode </text:p>
        </text:list-item>
        <text:list-item>
          <text:p text:style-name="P13">Juegos de caracteres internacionales </text:p>
        </text:list-item>
        <text:list-item>
          <text:p text:style-name="P13">Regionalización por columna </text:p>
        </text:list-item>
        <text:list-item>
          <text:p text:style-name="P13">Multi-Version Concurrency Control (MVCC) </text:p>
        </text:list-item>
        <text:list-item>
          <text:p text:style-name="P13">Multiples métodos de autentificación </text:p>
        </text:list-item>
        <text:list-item>
          <text:p text:style-name="P13">Acceso encriptado via SSL </text:p>
        </text:list-item>
        <text:list-item>
          <text:p text:style-name="P13">Actualización in-situ integrada (pg_upgrade) </text:p>
        </text:list-item>
        <text:list-item>
          <text:p text:style-name="P13">SE-postgres </text:p>
        </text:list-item>
        <text:list-item>
          <text:p text:style-name="P13">Completa documentación </text:p>
        </text:list-item>
        <text:list-item>
          <text:p text:style-name="P13">Licencia BSD </text:p>
        </text:list-item>
        <text:list-item>
          <text:p text:style-name="P9">Disponible para Linux y UNIX en todas sus variantes (AIX, BSD, HP-UX, SGI IRIX, Mac OS X, Solaris, Tru64) y Windows 32/64bit. </text:p>
        </text:list-item>
      </text:list>
      <text:h text:style-name="Heading_20_4" text:outline-level="4">Programación / Desarrollo</text:h>
      <text:list xml:id="list4648057734531163083" text:style-name="L4">
        <text:list-item>
          <text:p text:style-name="P14">Funciones/procedimientos almacenados (stored procedures) en numerosos lenguajes de programacion, entre otros PL/pgSQL (similar al PL/SQL de oracle), PL/Perl, PL/Python y PL/Tcl </text:p>
        </text:list-item>
        <text:list-item>
          <text:p text:style-name="P14">Bloques anónimos de código de procedimientos (sentencias DO) </text:p>
        </text:list-item>
        <text:list-item>
          <text:p text:style-name="P14">Numerosos tipos de datos y posibilidad de definir nuevos tipos. Además de los tipos estándares en cualquier base de datos, tenemos disponibles, entre otros, tipos geométricos, de direcciones <text:soft-page-break/>de red, de cadenas binarias, UUID, XML, matrices, etc </text:p>
        </text:list-item>
        <text:list-item>
          <text:p text:style-name="P14">Soporta el almacenamiento de objetos binarios grandes (gráficos, videos, sonido, ...) </text:p>
        </text:list-item>
        <text:list-item>
          <text:p text:style-name="P10">APIs para programar en C/C++, Java, .Net, Perl, Python, Ruby, Tcl, ODBC, PHP, Lisp, Scheme, Qt y muchos otros. </text:p>
        </text:list-item>
      </text:list>
      <text:p text:style-name="P2"/>
      <text:p text:style-name="P8">Algunos de los limites de PostgreSQL son:</text:p>
      <table:table table:name="Tabla1" table:style-name="Tabla1">
        <table:table-column table:style-name="Tabla1.A"/>
        <table:table-column table:style-name="Tabla1.B"/>
        <table:table-row>
          <table:table-cell table:style-name="Tabla1.A1" office:value-type="string">
            <text:p text:style-name="Table_20_Heading">Límite</text:p>
          </table:table-cell>
          <table:table-cell table:style-name="Tabla1.A1" office:value-type="string">
            <text:p text:style-name="Table_20_Heading">Valor</text:p>
          </table:table-cell>
        </table:table-row>
        <table:table-row>
          <table:table-cell table:style-name="Tabla1.A1" office:value-type="string">
            <text:p text:style-name="Table_20_Contents">Máximo tamaño base de dato </text:p>
          </table:table-cell>
          <table:table-cell table:style-name="Tabla1.A1" office:value-type="string">
            <text:p text:style-name="Table_20_Contents">Ilimitado (Depende de tu sistema de almacenamiento)</text:p>
          </table:table-cell>
        </table:table-row>
        <table:table-row>
          <table:table-cell table:style-name="Tabla1.A1" office:value-type="string">
            <text:p text:style-name="Table_20_Contents">Máximo tamaño de tabla</text:p>
          </table:table-cell>
          <table:table-cell table:style-name="Tabla1.A1" office:value-type="string">
            <text:p text:style-name="Table_20_Contents">32 TB</text:p>
          </table:table-cell>
        </table:table-row>
        <table:table-row>
          <table:table-cell table:style-name="Tabla1.A1" office:value-type="string">
            <text:p text:style-name="Table_20_Contents">Máximo tamaño de fila </text:p>
          </table:table-cell>
          <table:table-cell table:style-name="Tabla1.A1" office:value-type="string">
            <text:p text:style-name="Table_20_Contents">1.6 TB</text:p>
          </table:table-cell>
        </table:table-row>
        <table:table-row>
          <table:table-cell table:style-name="Tabla1.A1" office:value-type="string">
            <text:p text:style-name="Table_20_Contents">Máximo tamaño de campo </text:p>
          </table:table-cell>
          <table:table-cell table:style-name="Tabla1.A1" office:value-type="string">
            <text:p text:style-name="Table_20_Contents">1 GB</text:p>
          </table:table-cell>
        </table:table-row>
        <table:table-row>
          <table:table-cell table:style-name="Tabla1.A1" office:value-type="string">
            <text:p text:style-name="Table_20_Contents">Máximo numero de filas por tabla</text:p>
          </table:table-cell>
          <table:table-cell table:style-name="Tabla1.A1" office:value-type="string">
            <text:p text:style-name="Table_20_Contents">Ilimitado</text:p>
          </table:table-cell>
        </table:table-row>
        <table:table-row>
          <table:table-cell table:style-name="Tabla1.A1" office:value-type="string">
            <text:p text:style-name="Table_20_Contents">Máximo numero de columnas por tabla</text:p>
          </table:table-cell>
          <table:table-cell table:style-name="Tabla1.A1" office:value-type="string">
            <text:p text:style-name="Table_20_Contents">250 - 1600 (dependiendo del tipo)</text:p>
          </table:table-cell>
        </table:table-row>
        <table:table-row>
          <table:table-cell table:style-name="Tabla1.A1" office:value-type="string">
            <text:p text:style-name="Table_20_Contents">Máximo numero de indices por tabla</text:p>
          </table:table-cell>
          <table:table-cell table:style-name="Tabla1.A1" office:value-type="string">
            <text:p text:style-name="Table_20_Contents">Ilimitado</text:p>
          </table:table-cell>
        </table:table-row>
      </table:table>
      <text:p text:style-name="P2"/>
      <text:p text:style-name="P3">Ciclo de vida</text:p>
      <text:p text:style-name="P3"/>
      <text:p text:style-name="P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Table_20_Heading">Versión</text:p>
          </table:table-cell>
          <table:table-cell table:style-name="Tabla2.A1" office:value-type="string">
            <text:p text:style-name="Table_20_Heading">Versión menor</text:p>
          </table:table-cell>
          <table:table-cell table:style-name="Tabla2.A1" office:value-type="string">
            <text:p text:style-name="Table_20_Heading">Soportada</text:p>
          </table:table-cell>
          <table:table-cell table:style-name="Tabla2.A1" office:value-type="string">
            <text:p text:style-name="Table_20_Heading">Lanzamiento</text:p>
          </table:table-cell>
          <table:table-cell table:style-name="Tabla2.A1" office:value-type="string">
            <text:p text:style-name="Table_20_Heading">Soporte</text:p>
          </table:table-cell>
        </table:table-row>
        <table:table-row>
          <table:table-cell table:style-name="Tabla2.A1" office:value-type="string">
            <text:p text:style-name="Table_20_Contents">9.2</text:p>
          </table:table-cell>
          <table:table-cell table:style-name="Tabla2.A1" office:value-type="string">
            <text:p text:style-name="Table_20_Contents">9.2.0</text:p>
          </table:table-cell>
          <table:table-cell table:style-name="Tabla2.A1" office:value-type="string">
            <text:p text:style-name="Table_20_Contents">Si</text:p>
          </table:table-cell>
          <table:table-cell table:style-name="Tabla2.A1" office:value-type="string">
            <text:p text:style-name="Table_20_Contents">Sep 2012</text:p>
          </table:table-cell>
          <table:table-cell table:style-name="Tabla2.A1" office:value-type="string">
            <text:p text:style-name="Table_20_Contents">Sep 2017</text:p>
          </table:table-cell>
        </table:table-row>
        <table:table-row>
          <table:table-cell table:style-name="Tabla2.A1" office:value-type="string">
            <text:p text:style-name="Table_20_Contents">9.1</text:p>
          </table:table-cell>
          <table:table-cell table:style-name="Tabla2.A1" office:value-type="string">
            <text:p text:style-name="Table_20_Contents">9.1.5</text:p>
          </table:table-cell>
          <table:table-cell table:style-name="Tabla2.A1" office:value-type="string">
            <text:p text:style-name="Table_20_Contents">Si</text:p>
          </table:table-cell>
          <table:table-cell table:style-name="Tabla2.A1" office:value-type="string">
            <text:p text:style-name="Table_20_Contents">Sep 2011</text:p>
          </table:table-cell>
          <table:table-cell table:style-name="Tabla2.A1" office:value-type="string">
            <text:p text:style-name="Table_20_Contents">Sep 2016</text:p>
          </table:table-cell>
        </table:table-row>
        <table:table-row>
          <table:table-cell table:style-name="Tabla2.A1" office:value-type="string">
            <text:p text:style-name="Table_20_Contents">9.0</text:p>
          </table:table-cell>
          <table:table-cell table:style-name="Tabla2.A1" office:value-type="string">
            <text:p text:style-name="Table_20_Contents">9.0.9</text:p>
          </table:table-cell>
          <table:table-cell table:style-name="Tabla2.A1" office:value-type="string">
            <text:p text:style-name="Table_20_Contents">Si</text:p>
          </table:table-cell>
          <table:table-cell table:style-name="Tabla2.A1" office:value-type="string">
            <text:p text:style-name="Table_20_Contents">Sep 2010</text:p>
          </table:table-cell>
          <table:table-cell table:style-name="Tabla2.A1" office:value-type="string">
            <text:p text:style-name="Table_20_Contents">Sep 2015</text:p>
          </table:table-cell>
        </table:table-row>
        <table:table-row>
          <table:table-cell table:style-name="Tabla2.A1" office:value-type="string">
            <text:p text:style-name="Table_20_Contents">8.4</text:p>
          </table:table-cell>
          <table:table-cell table:style-name="Tabla2.A1" office:value-type="string">
            <text:p text:style-name="Table_20_Contents">8.4.13</text:p>
          </table:table-cell>
          <table:table-cell table:style-name="Tabla2.A1" office:value-type="string">
            <text:p text:style-name="Table_20_Contents">Si</text:p>
          </table:table-cell>
          <table:table-cell table:style-name="Tabla2.A1" office:value-type="string">
            <text:p text:style-name="Table_20_Contents">Jul 2009</text:p>
          </table:table-cell>
          <table:table-cell table:style-name="Tabla2.A1" office:value-type="string">
            <text:p text:style-name="Table_20_Contents">Jul 2014</text:p>
          </table:table-cell>
        </table:table-row>
        <table:table-row>
          <table:table-cell table:style-name="Tabla2.A1" office:value-type="string">
            <text:p text:style-name="Table_20_Contents">8.3</text:p>
          </table:table-cell>
          <table:table-cell table:style-name="Tabla2.A1" office:value-type="string">
            <text:p text:style-name="Table_20_Contents">8.3.20</text:p>
          </table:table-cell>
          <table:table-cell table:style-name="Tabla2.A1" office:value-type="string">
            <text:p text:style-name="Table_20_Contents">Si</text:p>
          </table:table-cell>
          <table:table-cell table:style-name="Tabla2.A1" office:value-type="string">
            <text:p text:style-name="Table_20_Contents">Feb 2008</text:p>
          </table:table-cell>
          <table:table-cell table:style-name="Tabla2.A1" office:value-type="string">
            <text:p text:style-name="Table_20_Contents">Feb 2013</text:p>
          </table:table-cell>
        </table:table-row>
        <table:table-row>
          <table:table-cell table:style-name="Tabla2.A1" office:value-type="string">
            <text:p text:style-name="Table_20_Contents">8.2</text:p>
          </table:table-cell>
          <table:table-cell table:style-name="Tabla2.A1" office:value-type="string">
            <text:p text:style-name="Table_20_Contents">8.2.23</text:p>
          </table:table-cell>
          <table:table-cell table:style-name="Tabla2.A1" office:value-type="string">
            <text:p text:style-name="Table_20_Contents">No</text:p>
          </table:table-cell>
          <table:table-cell table:style-name="Tabla2.A1" office:value-type="string">
            <text:p text:style-name="Table_20_Contents">Dic 2006</text:p>
          </table:table-cell>
          <table:table-cell table:style-name="Tabla2.A1" office:value-type="string">
            <text:p text:style-name="Table_20_Contents">Dic 2011</text:p>
          </table:table-cell>
        </table:table-row>
        <table:table-row>
          <table:table-cell table:style-name="Tabla2.A1" office:value-type="string">
            <text:p text:style-name="Table_20_Contents">8.1</text:p>
          </table:table-cell>
          <table:table-cell table:style-name="Tabla2.A1" office:value-type="string">
            <text:p text:style-name="Table_20_Contents">8.1.23</text:p>
          </table:table-cell>
          <table:table-cell table:style-name="Tabla2.A1" office:value-type="string">
            <text:p text:style-name="Table_20_Contents">No</text:p>
          </table:table-cell>
          <table:table-cell table:style-name="Tabla2.A1" office:value-type="string">
            <text:p text:style-name="Table_20_Contents">Nov 2005</text:p>
          </table:table-cell>
          <table:table-cell table:style-name="Tabla2.A1" office:value-type="string">
            <text:p text:style-name="Table_20_Contents">Nov 2010</text:p>
          </table:table-cell>
        </table:table-row>
        <table:table-row>
          <table:table-cell table:style-name="Tabla2.A1" office:value-type="string">
            <text:p text:style-name="Table_20_Contents">8.0</text:p>
          </table:table-cell>
          <table:table-cell table:style-name="Tabla2.A1" office:value-type="string">
            <text:p text:style-name="Table_20_Contents">8.0.26</text:p>
          </table:table-cell>
          <table:table-cell table:style-name="Tabla2.A1" office:value-type="string">
            <text:p text:style-name="Table_20_Contents">No</text:p>
          </table:table-cell>
          <table:table-cell table:style-name="Tabla2.A1" office:value-type="string">
            <text:p text:style-name="Table_20_Contents">Ene 2005</text:p>
          </table:table-cell>
          <table:table-cell table:style-name="Tabla2.A1" office:value-type="string">
            <text:p text:style-name="Table_20_Contents">Oct 2010</text:p>
          </table:table-cell>
        </table:table-row>
        <table:table-row>
          <table:table-cell table:style-name="Tabla2.A1" office:value-type="string">
            <text:p text:style-name="Table_20_Contents">7.4</text:p>
          </table:table-cell>
          <table:table-cell table:style-name="Tabla2.A1" office:value-type="string">
            <text:p text:style-name="Table_20_Contents">7.4.30</text:p>
          </table:table-cell>
          <table:table-cell table:style-name="Tabla2.A1" office:value-type="string">
            <text:p text:style-name="Table_20_Contents">No</text:p>
          </table:table-cell>
          <table:table-cell table:style-name="Tabla2.A1" office:value-type="string">
            <text:p text:style-name="Table_20_Contents">Nov 2003</text:p>
          </table:table-cell>
          <table:table-cell table:style-name="Tabla2.A1" office:value-type="string">
            <text:p text:style-name="Table_20_Contents">Oct 2010</text:p>
          </table:table-cell>
        </table:table-row>
        <table:table-row>
          <table:table-cell table:style-name="Tabla2.A1" office:value-type="string">
            <text:p text:style-name="Table_20_Contents">7.3</text:p>
          </table:table-cell>
          <table:table-cell table:style-name="Tabla2.A1" office:value-type="string">
            <text:p text:style-name="Table_20_Contents">7.3.21</text:p>
          </table:table-cell>
          <table:table-cell table:style-name="Tabla2.A1" office:value-type="string">
            <text:p text:style-name="Table_20_Contents">No</text:p>
          </table:table-cell>
          <table:table-cell table:style-name="Tabla2.A1" office:value-type="string">
            <text:p text:style-name="Table_20_Contents">Nov 2002</text:p>
          </table:table-cell>
          <table:table-cell table:style-name="Tabla2.A1" office:value-type="string">
            <text:p text:style-name="Table_20_Contents">Nov 2007</text:p>
          </table:table-cell>
        </table:table-row>
        <table:table-row>
          <table:table-cell table:style-name="Tabla2.A1" office:value-type="string">
            <text:p text:style-name="Table_20_Contents">7.2</text:p>
          </table:table-cell>
          <table:table-cell table:style-name="Tabla2.A1" office:value-type="string">
            <text:p text:style-name="Table_20_Contents">7.2.8</text:p>
          </table:table-cell>
          <table:table-cell table:style-name="Tabla2.A1" office:value-type="string">
            <text:p text:style-name="Table_20_Contents">No</text:p>
          </table:table-cell>
          <table:table-cell table:style-name="Tabla2.A1" office:value-type="string">
            <text:p text:style-name="Table_20_Contents">Feb 2002</text:p>
          </table:table-cell>
          <table:table-cell table:style-name="Tabla2.A1" office:value-type="string">
            <text:p text:style-name="Table_20_Contents">Feb 2007</text:p>
          </table:table-cell>
        </table:table-row>
        <table:table-row>
          <table:table-cell table:style-name="Tabla2.A1" office:value-type="string">
            <text:p text:style-name="Table_20_Contents">7.1</text:p>
          </table:table-cell>
          <table:table-cell table:style-name="Tabla2.A1" office:value-type="string">
            <text:p text:style-name="Table_20_Contents">7.1.3</text:p>
          </table:table-cell>
          <table:table-cell table:style-name="Tabla2.A1" office:value-type="string">
            <text:p text:style-name="Table_20_Contents">No</text:p>
          </table:table-cell>
          <table:table-cell table:style-name="Tabla2.A1" office:value-type="string">
            <text:p text:style-name="Table_20_Contents">Abr 2001</text:p>
          </table:table-cell>
          <table:table-cell table:style-name="Tabla2.A1" office:value-type="string">
            <text:p text:style-name="Table_20_Contents">Abr 2006</text:p>
          </table:table-cell>
        </table:table-row>
        <table:table-row>
          <table:table-cell table:style-name="Tabla2.A1" office:value-type="string">
            <text:p text:style-name="Table_20_Contents">7.0</text:p>
          </table:table-cell>
          <table:table-cell table:style-name="Tabla2.A1" office:value-type="string">
            <text:p text:style-name="Table_20_Contents">7.0.3</text:p>
          </table:table-cell>
          <table:table-cell table:style-name="Tabla2.A1" office:value-type="string">
            <text:p text:style-name="Table_20_Contents">No</text:p>
          </table:table-cell>
          <table:table-cell table:style-name="Tabla2.A1" office:value-type="string">
            <text:p text:style-name="Table_20_Contents">May 2000</text:p>
          </table:table-cell>
          <table:table-cell table:style-name="Tabla2.A1" office:value-type="string">
            <text:p text:style-name="Table_20_Contents">May 2005</text:p>
          </table:table-cell>
        </table:table-row>
        <table:table-row>
          <table:table-cell table:style-name="Tabla2.A1" office:value-type="string">
            <text:p text:style-name="Table_20_Contents">6.5</text:p>
          </table:table-cell>
          <table:table-cell table:style-name="Tabla2.A1" office:value-type="string">
            <text:p text:style-name="Table_20_Contents">6.5.3</text:p>
          </table:table-cell>
          <table:table-cell table:style-name="Tabla2.A1" office:value-type="string">
            <text:p text:style-name="Table_20_Contents">No</text:p>
          </table:table-cell>
          <table:table-cell table:style-name="Tabla2.A1" office:value-type="string">
            <text:p text:style-name="Table_20_Contents">Jun 1999</text:p>
          </table:table-cell>
          <table:table-cell table:style-name="Tabla2.A1" office:value-type="string">
            <text:p text:style-name="Table_20_Contents">Jun 2004</text:p>
          </table:table-cell>
        </table:table-row>
        <table:table-row>
          <table:table-cell table:style-name="Tabla2.A1" office:value-type="string">
            <text:p text:style-name="Table_20_Contents">6.4</text:p>
          </table:table-cell>
          <table:table-cell table:style-name="Tabla2.A1" office:value-type="string">
            <text:p text:style-name="Table_20_Contents">6.4.2</text:p>
          </table:table-cell>
          <table:table-cell table:style-name="Tabla2.A1" office:value-type="string">
            <text:p text:style-name="Table_20_Contents">No</text:p>
          </table:table-cell>
          <table:table-cell table:style-name="Tabla2.A1" office:value-type="string">
            <text:p text:style-name="Table_20_Contents">Oct 1998</text:p>
          </table:table-cell>
          <table:table-cell table:style-name="Tabla2.A1" office:value-type="string">
            <text:p text:style-name="Table_20_Contents">Oct 2003</text:p>
          </table:table-cell>
        </table:table-row>
        <table:table-row>
          <table:table-cell table:style-name="Tabla2.A1" office:value-type="string">
            <text:p text:style-name="Table_20_Contents">6.3</text:p>
          </table:table-cell>
          <table:table-cell table:style-name="Tabla2.A1" office:value-type="string">
            <text:p text:style-name="Table_20_Contents">6.3.2</text:p>
          </table:table-cell>
          <table:table-cell table:style-name="Tabla2.A1" office:value-type="string">
            <text:p text:style-name="Table_20_Contents">No</text:p>
          </table:table-cell>
          <table:table-cell table:style-name="Tabla2.A1" office:value-type="string">
            <text:p text:style-name="Table_20_Contents">Mar 1998</text:p>
          </table:table-cell>
          <table:table-cell table:style-name="Tabla2.A1" office:value-type="string">
            <text:p text:style-name="Table_20_Contents">Mar 2003</text:p>
          </table:table-cell>
        </table:table-row>
      </table:table>
      <text:p text:style-name="P3"/>
      <text:p text:style-name="P3"/>
      <text:p text:style-name="P3">Librerias y proceso de instalacion</text:p>
      <text:p text:style-name="P3"/>
      <text:p text:style-name="P3"/>
      <text:p text:style-name="P3"/>
      <text:p text:style-name="P3"><text:soft-page-break/>DEPENDENCIAS PARA EJECUTAR ESTE SOTFWARE</text:p>
      <text:p text:style-name="P3"/>
      <text:p text:style-name="P3">1- Instalar wxpython </text:p>
      <text:p text:style-name="P3"><text:tab/>comando: apt-get install python-wxgtk2.8</text:p>
      <text:p text:style-name="P3"><text:tab/></text:p>
      <text:p text:style-name="P3">2- Instalar postgresql</text:p>
      <text:p text:style-name="P3"><text:tab/>comando: apt-get install postgresql-9.4 postgresql-client-9.4 <text:s/>python-psycopg2</text:p>
      <text:p text:style-name="P3"><text:tab/></text:p>
      <text:p text:style-name="P3">3- Instalar asistente grafico de postgres:</text:p>
      <text:p text:style-name="P3"><text:tab/>comando: apt-get install phppgadmin</text:p>
      <text:p text:style-name="P3"><text:tab/>configuracion:</text:p>
      <text:p text:style-name="P3"><text:tab/><text:tab/>- nano /etc/phppgadmin/config.inc.php</text:p>
      <text:p text:style-name="P3"><text:tab/><text:tab/>- Buscar la linea : $conf['extra_login_security'] = true;</text:p>
      <text:p text:style-name="P3"><text:tab/><text:tab/><text:tab/>y cambiar a false, y guardar</text:p>
      <text:p text:style-name="P3"><text:tab/><text:tab/>-Reiniciar servicio de postgresql</text:p>
      <text:p text:style-name="P3"><text:tab/><text:tab/><text:tab/>comando : service postgresql restart</text:p>
      <text:p text:style-name="P3"><text:tab/><text:tab/>-Ingresar a: http://localhost/phppgadmin/</text:p>
      <text:p text:style-name="P3"/>
      <text:p text:style-name="P3">4- Configurar postgresql:</text:p>
      <text:p text:style-name="P3"><text:tab/>-Entrar a terminal como root, e ingresar</text:p>
      <text:p text:style-name="P3"><text:tab/><text:tab/>comando: su - postgres</text:p>
      <text:p text:style-name="P3"><text:tab/>-Entrar a consola de postgres:</text:p>
      <text:p text:style-name="P3"><text:tab/><text:tab/>comando: psql</text:p>
      <text:p text:style-name="P3"><text:tab/>-Cambiar la contraseña del usuario postgres:</text:p>
      <text:p text:style-name="P3"><text:tab/><text:tab/>Comando: ALTER ROLE postgres WITH PASSWORD '12345'</text:p>
      <text:p text:style-name="P3"><text:tab/></text:p>
      <text:p text:style-name="P3"/>
      <text:p text:style-name="P3">5- Ingresar a phppgadmin</text:p>
      <text:p text:style-name="P3"><text:tab/>-Ingresar a: http://localhost/phppgadmin/</text:p>
      <text:p text:style-name="P3"><text:tab/>-Loguearse: user: postgres, pass = 12345</text:p>
      <text:p text:style-name="P3"><text:tab/>-Crear base de datos llamada "postgres"(en caso de no estar creada)</text:p>
      <text:p text:style-name="P3"><text:tab/>-Seleccionar base de datos.</text:p>
      <text:p text:style-name="P3"><text:tab/>-Dar click en el menu de opciones en "SQL"</text:p>
      <text:p text:style-name="P3"><text:tab/>-Escoger el archivo: tabla_usuarios.sql y ejecutar sentencia.</text:p>
      <text:p text:style-name="P3"><text:tab/></text:p>
      <text:p text:style-name="P3">6- Instalar Opencv(Para poder tomar fotografias)</text:p>
      <text:p text:style-name="P3"><text:tab/>-comandos: </text:p>
      <text:p text:style-name="P3"><text:tab/><text:tab/><text:tab/>apt-get install libopencv-*</text:p>
      <text:p text:style-name="P3"><text:tab/><text:tab/><text:tab/>apt-get isntall python-opencv</text:p>
      <text:p text:style-name="P3"><text:tab/><text:tab/><text:tab/>apt-get install python-numpy</text:p>
      <text:p text:style-name="P3"/>
      <text:p text:style-name="P4">Falta utilidad de las librerias, y glos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selin </meta:initial-creator>
    <meta:creation-date>2016-06-22T01:35:30.497764525</meta:creation-date>
    <dc:date>2016-06-22T02:28:52.749083162</dc:date>
    <dc:creator>Josselin </dc:creator>
    <meta:editing-duration>PT8M1S</meta:editing-duration>
    <meta:editing-cycles>2</meta:editing-cycles>
    <meta:generator>LibreOffice/4.3.3.2$Linux_x86 LibreOffice_project/430m0$Build-2</meta:generator>
    <meta:document-statistic meta:table-count="2" meta:image-count="0" meta:object-count="0" meta:page-count="6" meta:paragraph-count="212" meta:word-count="1816" meta:character-count="11474" meta:non-whitespace-character-count="9793"/>
  </office:meta>
</office:document-meta>
</file>